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59cm"/>
    </style:style>
    <style:style style:name="co2" style:family="table-column">
      <style:table-column-properties fo:break-before="auto" style:column-width="4.83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Iron Maiden</text:p>
          </table:table-cell>
          <table:table-cell office:value-type="float" office:value="213">
            <text:p>213</text:p>
            <draw:frame table:end-cell-address="Planilha1.I20" table:end-x="2.105cm" table:end-y="0.419cm" draw:z-index="0" draw:style-name="gr1" draw:text-style-name="P1" svg:width="15.999cm" svg:height="8.999cm" svg:x="4.469cm" svg:y="0cm">
              <draw:object draw:notify-on-update-of-ranges="Planilha1.A1:Planilha1.A5 Planilha1.B1:Planilha1.B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U2</text:p>
          </table:table-cell>
          <table:table-cell office:value-type="float" office:value="135">
            <text:p>135</text:p>
          </table:table-cell>
          <table:table-cell/>
        </table:table-row>
        <table:table-row table:style-name="ro1">
          <table:table-cell office:value-type="string">
            <text:p>Led Zeppelin</text:p>
          </table:table-cell>
          <table:table-cell office:value-type="float" office:value="114">
            <text:p>114</text:p>
          </table:table-cell>
          <table:table-cell/>
        </table:table-row>
        <table:table-row table:style-name="ro1">
          <table:table-cell office:value-type="string">
            <text:p>Metallica</text:p>
          </table:table-cell>
          <table:table-cell office:value-type="float" office:value="112">
            <text:p>112</text:p>
          </table:table-cell>
          <table:table-cell/>
        </table:table-row>
        <table:table-row table:style-name="ro1">
          <table:table-cell office:value-type="string">
            <text:p>Deep Purple</text:p>
          </table:table-cell>
          <table:table-cell office:value-type="float" office:value="92">
            <text:p>92</text:p>
          </table:table-cell>
          <table:table-cell/>
        </table:table-row>
        <table:table-row table:style-name="ro1" table:number-rows-repeated="15">
          <table:table-cell table:number-columns-repeated="3"/>
        </table:table-row>
        <table:table-row table:style-name="ro1">
          <table:table-cell office:value-type="string">
            <text:p>TV Shows – MP4vid</text:p>
          </table:table-cell>
          <table:table-cell office:value-type="float" office:value="2352">
            <text:p>2352</text:p>
            <draw:frame table:end-cell-address="Planilha1.I41" table:end-x="1.507cm" table:end-y="0.054cm" draw:z-index="1" draw:style-name="gr1" draw:text-style-name="P1" svg:width="17.591cm" svg:height="8.98cm" svg:x="2.279cm" svg:y="0.107cm">
              <draw:object draw:notify-on-update-of-ranges="Planilha1.A21:Planilha1.A32 Planilha1.B21:Planilha1.B3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Heavy Metal Classic – AACaud</text:p>
          </table:table-cell>
          <table:table-cell office:value-type="float" office:value="315">
            <text:p>315</text:p>
          </table:table-cell>
          <table:table-cell/>
        </table:table-row>
        <table:table-row table:style-name="ro1">
          <table:table-cell office:value-type="string">
            <text:p>Classical 101 - Next Steps – AACaud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Classical 101 - The Basics – AACaud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string">
            <text:p>Music Videos – MP4vid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string">
            <text:p>Classical – AACaud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string">
            <text:p>Grunge – Mpaud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string">
            <text:p>Classical 101 - Deep Cuts – AACaud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string">
            <text:p>90’s Music – AACaud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string">
            <text:p>Music – AACaud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string">
            <text:p>Brazilian Music – MPaud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string">
            <text:p>On-The-Go 1 – Mpaud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V Shows</text:p>
          </table:table-cell>
          <table:table-cell office:value-type="string">
            <text:p>Protected MPEG-4 video file</text:p>
          </table:table-cell>
          <table:table-cell office:value-type="string">
            <text:p>2352.05164319249</text:p>
          </table:table-cell>
        </table:table-row>
        <table:table-row table:style-name="ro1">
          <table:table-cell office:value-type="string">
            <text:p>Heavy Metal Classic</text:p>
          </table:table-cell>
          <table:table-cell office:value-type="string">
            <text:p>Protected AAC audio file</text:p>
          </table:table-cell>
          <table:table-cell office:value-type="string">
            <text:p>314.961538461538</text:p>
          </table:table-cell>
        </table:table-row>
        <table:table-row table:style-name="ro1">
          <table:table-cell office:value-type="string">
            <text:p>Classical 101 - Next Steps</text:p>
          </table:table-cell>
          <table:table-cell office:value-type="string">
            <text:p>Protected AAC audio file</text:p>
          </table:table-cell>
          <table:table-cell office:value-type="string">
            <text:p>302.6</text:p>
          </table:table-cell>
        </table:table-row>
        <table:table-row table:style-name="ro1">
          <table:table-cell office:value-type="string">
            <text:p>Classical 101 - The Basics</text:p>
          </table:table-cell>
          <table:table-cell office:value-type="string">
            <text:p>Protected AAC audio file</text:p>
          </table:table-cell>
          <table:table-cell office:value-type="string">
            <text:p>297.16</text:p>
          </table:table-cell>
        </table:table-row>
        <table:table-row table:style-name="ro1">
          <table:table-cell office:value-type="string">
            <text:p>Music Videos</text:p>
          </table:table-cell>
          <table:table-cell office:value-type="string">
            <text:p>Protected MPEG-4 video file</text:p>
          </table:table-cell>
          <table:table-cell office:value-type="string">
            <text:p>294.0</text:p>
          </table:table-cell>
        </table:table-row>
        <table:table-row table:style-name="ro1">
          <table:table-cell office:value-type="string">
            <text:p>Classical</text:p>
          </table:table-cell>
          <table:table-cell office:value-type="string">
            <text:p>Protected AAC audio file</text:p>
          </table:table-cell>
          <table:table-cell office:value-type="string">
            <text:p>289.813333333333</text:p>
          </table:table-cell>
        </table:table-row>
        <table:table-row table:style-name="ro1">
          <table:table-cell office:value-type="string">
            <text:p>Grunge</text:p>
          </table:table-cell>
          <table:table-cell office:value-type="string">
            <text:p>MPEG audio file</text:p>
          </table:table-cell>
          <table:table-cell office:value-type="string">
            <text:p>274.266666666667</text:p>
          </table:table-cell>
        </table:table-row>
        <table:table-row table:style-name="ro1">
          <table:table-cell office:value-type="string">
            <text:p>Classical 101 - Deep Cuts</text:p>
          </table:table-cell>
          <table:table-cell office:value-type="string">
            <text:p>Protected AAC audio file</text:p>
          </table:table-cell>
          <table:table-cell office:value-type="string">
            <text:p>269.68</text:p>
          </table:table-cell>
        </table:table-row>
        <table:table-row table:style-name="ro1">
          <table:table-cell office:value-type="string">
            <text:p>90’s Music</text:p>
          </table:table-cell>
          <table:table-cell office:value-type="string">
            <text:p>Protected AAC audio file</text:p>
          </table:table-cell>
          <table:table-cell office:value-type="string">
            <text:p>269.444820582261</text:p>
          </table:table-cell>
        </table:table-row>
        <table:table-row table:style-name="ro1">
          <table:table-cell office:value-type="string">
            <text:p>Music</text:p>
          </table:table-cell>
          <table:table-cell office:value-type="string">
            <text:p>Protected AAC audio file</text:p>
          </table:table-cell>
          <table:table-cell office:value-type="string">
            <text:p>266.276291793313</text:p>
          </table:table-cell>
        </table:table-row>
        <table:table-row table:style-name="ro1">
          <table:table-cell office:value-type="string">
            <text:p>Brazilian Music</text:p>
          </table:table-cell>
          <table:table-cell office:value-type="string">
            <text:p>MPEG audio file</text:p>
          </table:table-cell>
          <table:table-cell office:value-type="string">
            <text:p>242.666666666667</text:p>
          </table:table-cell>
        </table:table-row>
        <table:table-row table:style-name="ro1">
          <table:table-cell office:value-type="string">
            <text:p>On-The-Go 1</text:p>
          </table:table-cell>
          <table:table-cell office:value-type="string">
            <text:p>MPEG audio file</text:p>
          </table:table-cell>
          <table:table-cell office:value-type="string">
            <text:p>197.0</text:p>
          </table:table-cell>
        </table:table-row>
      </table:table>
      <table:table table:name="Planilh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1">01/01/2019</text:date>, <text:time>23:27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 Passeto</meta:initial-creator>
    <meta:creation-date>2019-01-01T21:35:21.99</meta:creation-date>
    <dc:date>2019-01-01T23:27:22.28</dc:date>
    <dc:creator>Eduardo Passeto</dc:creator>
    <meta:editing-duration>PT20M58S</meta:editing-duration>
    <meta:editing-cycles>7</meta:editing-cycles>
    <meta:generator>OpenOffice/4.1.5$Win32 OpenOffice.org_project/415m1$Build-9789</meta:generator>
    <meta:document-statistic meta:table-count="3" meta:cell-count="7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Planilha1.A1:Planilha1.B5" chart:data-source-has-labels="column" svg:x="0.77cm" svg:y="0.855cm" svg:width="14.59cm" svg:height="7.545cm">
          <chartooo:coordinate-region svg:x="2.952cm" svg:y="0.855cm" svg:width="12.128cm" svg:height="6.872cm"/>
          <chart:axis chart:dimension="x" chart:name="primary-x" chart:style-name="ch3" chartooo:axis-type="auto">
            <chartooo:date-scale/>
            <chart:categories table:cell-range-address="Planilha1.A1:Planilha1.A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1.B1:Planilha1.B5" chart:class="chart:bar">
            <chart:data-point chart:repeated="3"/>
            <chart:data-point chart:style-name="ch7"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Iron Maiden</text:p>
                <draw:g>
                  <svg:desc>Planilha1.A1:Planilha1.A5</svg:desc>
                </draw:g>
              </table:table-cell>
              <table:table-cell office:value-type="float" office:value="213">
                <text:p>213</text:p>
                <draw:g>
                  <svg:desc>Planilha1.B1:Planilha1.B5</svg:desc>
                </draw:g>
              </table:table-cell>
            </table:table-row>
            <table:table-row>
              <table:table-cell office:value-type="string">
                <text:p>U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Led Zeppelin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Metallica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Deep Purple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592cm" svg:height="8.981cm" xlink:href=".." xlink:type="simple" chart:class="chart:bar" chart:style-name="ch1">
        <chart:plot-area chart:style-name="ch2" table:cell-range-address="Planilha1.A21:Planilha1.B32" chart:data-source-has-labels="column" svg:x="0.801cm" svg:y="0.851cm" svg:width="16.089cm" svg:height="7.531cm">
          <chartooo:coordinate-region svg:x="6.82cm" svg:y="0.851cm" svg:width="9.698cm" svg:height="6.858cm"/>
          <chart:axis chart:dimension="x" chart:name="primary-x" chart:style-name="ch3" chartooo:axis-type="auto">
            <chartooo:date-scale/>
            <chart:categories table:cell-range-address="Planilha1.A21:Planilha1.A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1.B21:Planilha1.B32" chart:class="chart:bar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TV Shows – MP4vid</text:p>
                <draw:g>
                  <svg:desc>Planilha1.A21:Planilha1.A32</svg:desc>
                </draw:g>
              </table:table-cell>
              <table:table-cell office:value-type="float" office:value="2352">
                <text:p>2352</text:p>
                <draw:g>
                  <svg:desc>Planilha1.B21:Planilha1.B32</svg:desc>
                </draw:g>
              </table:table-cell>
            </table:table-row>
            <table:table-row>
              <table:table-cell office:value-type="string">
                <text:p>Heavy Metal Classic – AACaud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Classical 101 - Next Steps – AACaud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Classical 101 - The Basics – AACaud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Music Videos – MP4vid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Classical – AACaud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Grunge – Mpaud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Classical 101 - Deep Cuts – AACaud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90’s Music – AACaud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Music – AACaud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Brazilian Music – MPaud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On-The-Go 1 – Mpaud</text:p>
              </table:table-cell>
              <table:table-cell office:value-type="float" office:value="197">
                <text:p>1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